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answers</text:p>
      <text:p text:style-name="Standard"/>
      <text:p text:style-name="Standard">-- DROP TABLE IF EXISTS public.six_answers;</text:p>
      <text:p text:style-name="Standard"/>
      <text:p text:style-name="Standard">CREATE TABLE IF NOT EXISTS public.six_answers</text:p>
      <text:p text:style-name="Standard">(</text:p>
      <text:p text:style-name="Standard"><text:s text:c="4"/>id uuid NOT NULL,</text:p>
      <text:p text:style-name="Standard"><text:s text:c="4"/>who integer[]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answer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answers</text:p>
      <text:p text:style-name="Standard"><text:s text:c="4"/>OWNER to postgres;</text:p>
      <text:p text:style-name="P1"/>
      <text:p text:style-name="Standard"/>
      <text:p text:style-name="Standard">-- Table: public.places</text:p>
      <text:p text:style-name="Standard"/>
      <text:p text:style-name="Standard">-- DROP TABLE IF EXISTS public.places;</text:p>
      <text:p text:style-name="Standard"/>
      <text:p text:style-name="Standard">CREATE TABLE IF NOT EXISTS public.places</text:p>
      <text:p text:style-name="Standard">(</text:p>
      <text:p text:style-name="Standard"><text:s text:c="4"/>id integer NOT NULL DEFAULT nextval('plac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type character varying(30) COLLATE pg_catalog."default" NOT NULL,</text:p>
      <text:p text:style-name="Standard"><text:s text:c="4"/>sort_order integer,</text:p>
      <text:p text:style-name="Standard"><text:s text:c="4"/>CONSTRAINT plac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laces</text:p>
      <text:p text:style-name="Standard"><text:s text:c="4"/>OWNER to postgres;</text:p>
      <text:p text:style-name="P1"/>
      <text:p text:style-name="Standard"/>
      <text:p text:style-name="Standard"/>
      <text:p text:style-name="Standard">See next page for <text:span text:style-name="T1">“people”</text:span> table . . .</text:p>
      <text:p text:style-name="Standard"/>
      <text:p text:style-name="Standard"/>
      <text:p text:style-name="P3">-- Table: public.people</text:p>
      <text:p text:style-name="Standard"/>
      <text:p text:style-name="Standard">-- DROP TABLE IF EXISTS public.people;</text:p>
      <text:p text:style-name="Standard"/>
      <text:p text:style-name="Standard">CREATE TABLE IF NOT EXISTS public.people</text:p>
      <text:p text:style-name="Standard">(</text:p>
      <text:p text:style-name="Standard"><text:s text:c="4"/>index integer NOT NULL DEFAULT nextval('people_index_seq'::regclass),</text:p>
      <text:p text:style-name="Standard"><text:s text:c="4"/>name character varying(80) COLLATE pg_catalog."default" NOT NULL,</text:p>
      <text:p text:style-name="Standard"><text:s text:c="4"/>CONSTRAINT people_pkey PRIMARY KEY (index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eople</text:p>
      <text:p text:style-name="Standard"><text:s text:c="4"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dc:date>2024-03-07T13:50:00</dc:date>
    <dc:creator>Gerald Petron</dc:creator>
    <meta:editing-duration>PT6M46S</meta:editing-duration>
    <meta:editing-cycles>7</meta:editing-cycles>
    <meta:generator>OpenOffice/4.1.15$Unix OpenOffice.org_project/4115m2$Build-9813</meta:generator>
    <meta:document-statistic meta:table-count="0" meta:image-count="0" meta:object-count="0" meta:page-count="2" meta:paragraph-count="42" meta:word-count="181" meta:character-count="1450"/>
  </office:meta>
</office:document-meta>
</file>